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13fe9" officeooo:paragraph-rsid="00113fe9"/>
    </style:style>
    <style:style style:name="P3" style:family="paragraph" style:parent-style-name="Standard">
      <style:paragraph-properties fo:margin-top="0in" fo:margin-bottom="0in" style:contextual-spacing="false" fo:text-align="justify" style:justify-single-word="false"/>
      <style:text-properties style:font-name="Georgia" officeooo:rsid="00146b41" officeooo:paragraph-rsid="00146b41"/>
    </style:style>
    <style:style style:name="P4" style:family="paragraph" style:parent-style-name="Standard">
      <style:paragraph-properties fo:margin-top="0in" fo:margin-bottom="0in" style:contextual-spacing="false" fo:text-align="justify" style:justify-single-word="false"/>
      <style:text-properties style:font-name="Georgia" officeooo:rsid="001958c9" officeooo:paragraph-rsid="001958c9"/>
    </style:style>
    <style:style style:name="P5" style:family="paragraph" style:parent-style-name="Standard">
      <style:paragraph-properties fo:margin-top="0in" fo:margin-bottom="0in" style:contextual-spacing="false" fo:text-align="justify" style:justify-single-word="false"/>
      <style:text-properties style:font-name="Georgia" officeooo:rsid="001cd27a" officeooo:paragraph-rsid="001cd27a"/>
    </style:style>
    <style:style style:name="P6" style:family="paragraph" style:parent-style-name="Standard">
      <style:paragraph-properties fo:margin-top="0in" fo:margin-bottom="0in" style:contextual-spacing="false" fo:text-align="justify" style:justify-single-word="false" fo:break-before="page"/>
      <style:text-properties style:font-name="Georgia" fo:font-weight="bold" officeooo:rsid="00113fe9" officeooo:paragraph-rsid="00113fe9" style:font-weight-asian="bold" style:font-weight-complex="bold"/>
    </style:style>
    <style:style style:name="P7" style:family="paragraph" style:parent-style-name="Standard">
      <style:paragraph-properties fo:margin-top="0in" fo:margin-bottom="0in" style:contextual-spacing="false" fo:text-align="justify" style:justify-single-word="false" fo:break-before="page"/>
      <style:text-properties style:font-name="Georgia" fo:font-weight="bold" officeooo:rsid="00146b41" officeooo:paragraph-rsid="00146b41" style:font-weight-asian="bold" style:font-weight-complex="bold"/>
    </style:style>
    <style:style style:name="P8" style:family="paragraph" style:parent-style-name="Standard">
      <style:paragraph-properties fo:margin-top="0in" fo:margin-bottom="0in" style:contextual-spacing="false" fo:text-align="justify" style:justify-single-word="false" fo:break-before="page"/>
      <style:text-properties style:font-name="Georgia" fo:font-weight="bold" officeooo:rsid="001958c9" officeooo:paragraph-rsid="001958c9" style:font-weight-asian="bold" style:font-weight-complex="bold"/>
    </style:style>
    <style:style style:name="P9" style:family="paragraph" style:parent-style-name="Standard">
      <style:paragraph-properties fo:margin-top="0in" fo:margin-bottom="0in" style:contextual-spacing="false" fo:text-align="justify" style:justify-single-word="false" fo:break-before="page"/>
      <style:text-properties style:font-name="Georgia" fo:font-weight="bold" officeooo:rsid="001cd27a" officeooo:paragraph-rsid="001cd27a" style:font-weight-asian="bold" style:font-weight-complex="bold"/>
    </style:style>
    <style:style style:name="P10"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0b0854" officeooo:paragraph-rsid="000b0854" style:font-weight-asian="bold" style:font-weight-complex="bold"/>
    </style:style>
    <style:style style:name="P11" style:family="paragraph" style:parent-style-name="Standard">
      <style:paragraph-properties fo:margin-top="0in" fo:margin-bottom="0in" style:contextual-spacing="false" fo:text-align="justify" style:justify-single-word="false" fo:break-before="page"/>
      <style:text-properties style:font-name="Georgia" fo:font-weight="bold" officeooo:rsid="002271b7" officeooo:paragraph-rsid="002271b7" style:font-weight-asian="bold" style:font-weight-complex="bold"/>
    </style:style>
    <style:style style:name="P12" style:family="paragraph" style:parent-style-name="Standard">
      <style:paragraph-properties fo:margin-top="0in" fo:margin-bottom="0in" style:contextual-spacing="false" fo:text-align="justify" style:justify-single-word="false"/>
      <style:text-properties style:font-name="Georgia" officeooo:rsid="001cd27a" officeooo:paragraph-rsid="001cd27a"/>
    </style:style>
    <style:style style:name="P13" style:family="paragraph" style:parent-style-name="Standard">
      <style:paragraph-properties fo:margin-top="0in" fo:margin-bottom="0in" style:contextual-spacing="false" fo:text-align="justify" style:justify-single-word="false"/>
      <style:text-properties style:font-name="Georgia" officeooo:rsid="002271b7" officeooo:paragraph-rsid="002271b7"/>
    </style:style>
    <style:style style:name="T1" style:family="text">
      <style:text-properties officeooo:rsid="000a5ec0"/>
    </style:style>
    <style:style style:name="T2" style:family="text">
      <style:text-properties officeooo:rsid="000b0854"/>
    </style:style>
    <style:style style:name="T3" style:family="text">
      <style:text-properties officeooo:rsid="000bfcf2"/>
    </style:style>
    <style:style style:name="T4" style:family="text">
      <style:text-properties officeooo:rsid="000d7fec"/>
    </style:style>
    <style:style style:name="T5" style:family="text">
      <style:text-properties officeooo:rsid="000e91bd"/>
    </style:style>
    <style:style style:name="T6" style:family="text">
      <style:text-properties officeooo:rsid="000febe4"/>
    </style:style>
    <style:style style:name="T7" style:family="text">
      <style:text-properties officeooo:rsid="0012b474"/>
    </style:style>
    <style:style style:name="T8" style:family="text">
      <style:text-properties officeooo:rsid="0013622e"/>
    </style:style>
    <style:style style:name="T9" style:family="text">
      <style:text-properties officeooo:rsid="00140856"/>
    </style:style>
    <style:style style:name="T10" style:family="text">
      <style:text-properties officeooo:rsid="00145d6c"/>
    </style:style>
    <style:style style:name="T11" style:family="text">
      <style:text-properties officeooo:rsid="00159bcd"/>
    </style:style>
    <style:style style:name="T12" style:family="text">
      <style:text-properties officeooo:rsid="0016eaed"/>
    </style:style>
    <style:style style:name="T13" style:family="text">
      <style:text-properties officeooo:rsid="0017ba09"/>
    </style:style>
    <style:style style:name="T14" style:family="text">
      <style:text-properties officeooo:rsid="0018841b"/>
    </style:style>
    <style:style style:name="T15" style:family="text">
      <style:text-properties officeooo:rsid="0018ac21"/>
    </style:style>
    <style:style style:name="T16" style:family="text">
      <style:text-properties officeooo:rsid="00194ac8"/>
    </style:style>
    <style:style style:name="T17" style:family="text">
      <style:text-properties officeooo:rsid="00195e89"/>
    </style:style>
    <style:style style:name="T18" style:family="text">
      <style:text-properties officeooo:rsid="0019b65c"/>
    </style:style>
    <style:style style:name="T19" style:family="text">
      <style:text-properties officeooo:rsid="001b5962"/>
    </style:style>
    <style:style style:name="T20" style:family="text">
      <style:text-properties officeooo:rsid="001bd1be"/>
    </style:style>
    <style:style style:name="T21" style:family="text">
      <style:text-properties officeooo:rsid="001db313"/>
    </style:style>
    <style:style style:name="T22" style:family="text">
      <style:text-properties officeooo:rsid="001e9ce9"/>
    </style:style>
    <style:style style:name="T23" style:family="text">
      <style:text-properties officeooo:rsid="001f88c5"/>
    </style:style>
    <style:style style:name="T24" style:family="text">
      <style:text-properties officeooo:rsid="0020595d"/>
    </style:style>
    <style:style style:name="T25" style:family="text">
      <style:text-properties officeooo:rsid="0021724f"/>
    </style:style>
    <style:style style:name="T26" style:family="text">
      <style:text-properties officeooo:rsid="0022f1dc"/>
    </style:style>
    <style:style style:name="T27" style:family="text">
      <style:text-properties officeooo:rsid="0023cc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Night</text:p>
      <text:p text:style-name="P1"><text:s text:c="5"/><text:span text:style-name="T1">There you sit waiting for something to come along. Anything to happen. </text:span><text:span text:style-name="T2">It’s peaceful out, at least that’s what you say to yourself. Peaceful and boring. Yet not as boring as last night. No, last night was much more boring than you could ever endure.</text:span></text:p>
      <text:p text:style-name="P1"><text:s text:c="5"/><text:span text:style-name="T3">There’s a call on your cell. You answer it only to find it to be a wrong number. Could be worse you mutter to yourself. Wondering when the night will actually die down and you can get some sleep. That would be nice wouldn’t it?</text:span></text:p>
      <text:p text:style-name="P1"><text:s text:c="5"/><text:span text:style-name="T3">Fucking kids playing outside in the fucking street. At this time of night? Yeah at that time of night. </text:span><text:span text:style-name="T4">Stupid kids.</text:span></text:p>
      <text:p text:style-name="P1"><text:s text:c="5"/><text:span text:style-name="T4">You wonder what the hell they’re up to anyways. Probably no good. Isn’t that what it’s all about these days? Being up to no good? Yeah something like that. </text:span><text:span text:style-name="T5">Makes you wish you were back in the good ol’ days fixing wagons or some stupid shit like that. Whatever the case, you’re here now and there’s nothing you can do about it.</text:span></text:p>
      <text:p text:style-name="P1"><text:s text:c="5"/><text:span text:style-name="T6">You think about running outside but on second thought why bother. Let the kids be kids and let them have their fun. You were like that once, a kid I mean. You decide not to go outside.</text:span></text:p>
      <text:p text:style-name="P6">Boredom</text:p>
      <text:p text:style-name="P2"><text:s text:c="5"/><text:span text:style-name="T7">The day begins as it always does. Sunshine comes about long before you are able to even recognize it. Something about the lines of Jupiter being in alignment with Saturn or something. You aren’t quite certain. What you do know is you’re bored. You wake <text:s/>up and you’re instantly bored. You’ve got nothing going on that day, so you wonder why the hell am I bored? There are so many things you can do under the sun and there you sit being bored.</text:span></text:p>
      <text:p text:style-name="P2"><text:s text:c="5"/><text:span text:style-name="T8">It’s the weekend of course you’re bored. What else is there to do during the weekend that you can do to cure boredom, you wonder.</text:span></text:p>
      <text:p text:style-name="P2"><text:s text:c="5"/><text:span text:style-name="T9">So you sit and you wonder about it for a while. Nothing comes of it so you go for a walk.</text:span></text:p>
      <text:p text:style-name="P2"><text:s text:c="5"/><text:span text:style-name="T10">Good morning to you!</text:span></text:p>
      <text:p text:style-name="P7">Meeting The Wife</text:p>
      <text:p text:style-name="P3"><text:s text:c="5"/>You meet a girl, she seems nice you think. <text:span text:style-name="T11">Not overly bearing or anything of the like. </text:span><text:span text:style-name="T12">Just a nice girl to hang with for a moment or two during the weekdays.</text:span></text:p>
      <text:p text:style-name="P3"><text:s text:c="5"/><text:span text:style-name="T12">That’s when it hits you. You’d rather fuck this gal than to get to know her. That’s right, you just want your knob polished by her tits. </text:span><text:span text:style-name="T13">It’s not the most romantic thing you’ve ever thought, but who ever said knob polishing was romantic.</text:span></text:p>
      <text:p text:style-name="P3"><text:s text:c="5"/><text:span text:style-name="T14">A few more dates out and then you realize you want something more out of this life than random hookups. You want companionship. You want a wife and she’s looking right at you.</text:span></text:p>
      <text:p text:style-name="P3"><text:s text:c="5"/><text:span text:style-name="T15">You laugh at how she smiles at you. There’s something unique about her. Something that makes you want to have kids with her. She wants that too. </text:span><text:span text:style-name="T16">It’s no secret she wants kids, it’s been in her mind all along. You want kids too you say.</text:span></text:p>
      <text:p text:style-name="P8">Nightmare</text:p>
      <text:p text:style-name="P4"><text:s text:c="5"/>You try to sleep. Sleep doesn’t happen. It tends to impede things and feelings as it were. <text:span text:style-name="T17">When you do sleep you find yourself having nightmares. So instead you choose to stay awake. It’s nothing to boast about, eventually the sleepless nights catch up to you.</text:span></text:p>
      <text:p text:style-name="P4"><text:s text:c="5"/><text:span text:style-name="T18">The nightmares increase as time goes on. You doubt they’ll ever leave you alone. Darn those nightmares. Damn them to hell. You say, but it doesn’t do any good. They stick around waiting for you.</text:span></text:p>
      <text:p text:style-name="P4"><text:s text:c="5"/><text:span text:style-name="T19">You go outside trying to escape the nightmares. Outside isn’t any better. You find things that make it worse. Your anxiety rises. Oh how you wish you would have stayed inside now. </text:span><text:span text:style-name="T20">Oh well you’re lost. Lost to a world full of corruption.</text:span></text:p>
      <text:p text:style-name="P9">The Phone Call</text:p>
      <text:p text:style-name="P5"><text:s text:c="5"/>You awake to the sound of your phone ringing. <text:span text:style-name="T21">It’s 2 am in the morning. </text:span><text:span text:style-name="T22">2 Fucking am. Who the hell calls at this hour?</text:span></text:p>
      <text:p text:style-name="P5"><text:s text:c="5"/><text:span text:style-name="T22">Picking up the phone, you groggily answer it. Hello. There’s a hissing sound on the other end. Someone is definitely out there wanting to get your attention.</text:span></text:p>
      <text:p text:style-name="P5"><text:s text:c="5"/><text:span text:style-name="T23">Hello! You demand an answer from them but they don’t give you the time of day. Instead they keep silent, all you hear is hissing from the phone lines.</text:span></text:p>
      <text:p text:style-name="P5"><text:s text:c="5"/><text:span text:style-name="T23">Hanging up, you curse at your phone. Why did you even have it on to begin with? It doesn’t make sense. If it had been a booty call that would have been different. Instead all you got was static. Nothing made you more upset than static.</text:span></text:p>
      <text:p text:style-name="P5"><text:s text:c="5"/><text:span text:style-name="T24">You wonder what’s going on. There doesn’t seem to be much happening on the other end of the line. Hell you’d even take heavy breathing about now.</text:span></text:p>
      <text:p text:style-name="P5"><text:s text:c="5"/><text:span text:style-name="T25">But all you have is eerie silence. Silence. There should be someone talking on the other end of the phone. But there isn’t.</text:span></text:p>
      <text:p text:style-name="P11">Anxiety</text:p>
      <text:p text:style-name="P13"><text:s text:c="5"/>You wake up in a cold sweat. You’re anxious for some unknown reason. Something’s set you off and you don’t have a clue what it is or why it happened. Your dreams weren’t anything unusual that you can recall.</text:p>
      <text:p text:style-name="P13"><text:s text:c="5"/>It’s just something that you don’t know what’s going on. <text:span text:style-name="T26">You hate when this happens. Especially when it’s something unknown.</text:span></text:p>
      <text:p text:style-name="P13"><text:s text:c="5"/><text:span text:style-name="T26">Trying to breathe, you begin to hyperventilate. Your breathing is labored. Short. Difficult to do. You feel like you might pass out hard. Laying down you try and rest. </text:span><text:span text:style-name="T27">It doesn’t work.</text:span></text:p>
      <text:p text:style-name="P13"><text:s text:c="5"/><text:span text:style-name="T27">Is this how you’ll die? You wonder. From a damn panic attac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31T09:55:38.077000000</dc:date>
    <meta:editing-cycles>37</meta:editing-cycles>
    <meta:editing-duration>PT49M5S</meta:editing-duration>
    <meta:generator>LibreOffice/7.4.0.3$Windows_X86_64 LibreOffice_project/f85e47c08ddd19c015c0114a68350214f7066f5a</meta:generator>
    <meta:document-statistic meta:table-count="0" meta:image-count="0" meta:object-count="0" meta:page-count="6" meta:paragraph-count="32" meta:word-count="912" meta:character-count="4967" meta:non-whitespace-character-count="3956"/>
    <meta:template xlink:type="simple" xlink:actuate="onRequest" xlink:title="Normal.dotm" xlink:href=""/>
  </office:meta>
</office:document-meta>
</file>